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EZO CELIS, ALCID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25777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NDEZO CELIS, ALCID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2577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46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1/2021</text:p>
          </table:table-cell>
          <table:table-cell table:style-name="Tabla2.A2" office:value-type="string">
            <text:p text:style-name="P7">16</text:p>
          </table:table-cell>
          <table:table-cell table:style-name="Tabla2.A2" office:value-type="string">
            <text:p text:style-name="P7">46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FIA SIPIRAM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>SOFIA SIPIRAM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3:54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